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0e82f" officeooo:paragraph-rsid="0000e82f"/>
    </style:style>
    <style:style style:name="P2" style:family="paragraph" style:parent-style-name="Standard">
      <style:text-properties officeooo:rsid="0001e926" officeooo:paragraph-rsid="0001e926"/>
    </style:style>
    <style:style style:name="P3" style:family="paragraph" style:parent-style-name="Standard">
      <style:text-properties officeooo:rsid="00033726" officeooo:paragraph-rsid="00033726"/>
    </style:style>
    <style:style style:name="P4" style:family="paragraph" style:parent-style-name="Standard">
      <style:text-properties officeooo:rsid="0003ac7d" officeooo:paragraph-rsid="0003ac7d"/>
    </style:style>
    <style:style style:name="T1" style:family="text">
      <style:text-properties officeooo:rsid="0003ac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ля включения отладки нажать Ctrl-Shift-P, далее ввести в строке поиска «gener»</text:p>
      <text:p text:style-name="P1">Выбрать «.Net: Generate Assets for Build and Debug »</text:p>
      <text:p text:style-name="P2">Будет сделана папка vscode с файлами «launch.json» и «tasks.json»</text:p>
      <text:p text:style-name="P3"/>
      <text:p text:style-name="P3">В файле launch.json находится список проф<text:span text:style-name="T1">и</text:span>лей для отладки,</text:p>
      <text:p text:style-name="P3">профиль «.NET Core Attach» используется для присоединения к процессам для отладки.</text:p>
      <text:p text:style-name="P4">Профиль «.NET Core Launch (web)» используется для запуска веб-приложения и его отладк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3T16:15:54.904658725</dc:date>
    <meta:editing-duration>PT7M2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6" meta:word-count="60" meta:character-count="423" meta:non-whitespace-character-count="369"/>
  </office:meta>
</office:document-meta>
</file>